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8.8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.91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Excel_20_Built-in_20_Neutral" style:data-style-name="N0">
      <style:table-cell-properties fo:border-bottom="2.01pt solid #000000" fo:background-color="#ffeb9c" style:cell-protect="protected" style:print-content="true" fo:border-left="2.01pt solid #000000" fo:border-right="none" fo:border-top="2.01pt solid #000000" style:vertical-align="automatic"/>
      <style:text-properties fo:color="#9c6500" fo:font-weight="bold" style:font-weight-asian="bold" style:font-weight-complex="bold"/>
    </style:style>
    <style:style style:name="ce5" style:family="table-cell" style:parent-style-name="Excel_20_Built-in_20_Neutral" style:data-style-name="N0">
      <style:table-cell-properties fo:background-color="#ffeb9c" style:cell-protect="protected" style:print-content="true" style:diagonal-tl-br="2.01pt solid #000000" style:text-align-source="fix" style:repeat-content="false" fo:wrap-option="wrap" fo:border="2.01pt solid #000000" style:vertical-align="middle"/>
      <style:paragraph-properties fo:text-align="start" fo:margin-left="0mm"/>
      <style:text-properties fo:color="#9c6500" fo:font-weight="bold" style:font-weight-asian="bold" style:font-weight-complex="bold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automatic"/>
      <style:text-properties fo:color="#9c6500" fo:font-weight="bold" style:font-weight-asian="bold" style:font-weight-complex="bold"/>
    </style:style>
    <style:style style:name="ce7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9c65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middle"/>
      <style:text-properties fo:color="#9c6500" fo:font-weight="bold" style:font-weight-asian="bold" style:font-weight-complex="bold"/>
    </style:style>
    <style:style style:name="ce12" style:family="table-cell" style:parent-style-name="Excel_20_Built-in_20_Bad" style:data-style-name="N0">
      <style:table-cell-properties fo:background-color="#ffc7ce" style:cell-protect="protected" style:print-content="true" fo:border="2.01pt solid #000000" style:vertical-align="automatic"/>
      <style:text-properties fo:color="#9c0006"/>
    </style:style>
    <style:style style:name="ce13" style:family="table-cell" style:parent-style-name="Gut" style:data-style-name="N0">
      <style:table-cell-properties fo:background-color="#00ae00" fo:border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Gut" style:data-style-name="N0">
      <style:table-cell-properties fo:background-color="#00ae00" fo:border="2.01pt solid #000000" style:vertical-align="automatic"/>
      <style:text-properties fo:color="#006100" style:font-name="Arial" fo:font-size="10pt" style:font-name-asian="Arial" style:font-size-asian="10pt" style:font-name-complex="Arial" style:font-size-complex="10pt"/>
    </style:style>
    <style:style style:name="ce15" style:family="table-cell" style:parent-style-name="Excel_20_Built-in_20_Bad" style:data-style-name="N0">
      <style:table-cell-properties fo:background-color="#00ae00" style:cell-protect="protected" style:print-content="true" fo:border="2.01pt solid #000000" style:vertical-align="automatic"/>
      <style:text-properties fo:color="#9c0006"/>
    </style:style>
    <style:style style:name="ce16" style:family="table-cell" style:parent-style-name="Excel_20_Built-in_20_Bad" style:data-style-name="N0">
      <style:table-cell-properties fo:background-color="#00ae00" style:cell-protect="protected" style:print-content="tru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ce3"/>
        <table:table-column table:style-name="co6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6" table:number-columns-repeated="1014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7" office:value-type="string" calcext:value-type="string" table:number-columns-spanned="8" table:number-rows-spanned="1">
            <text:p>DESCRIPTIO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8" office:value-type="string" calcext:value-type="string" table:number-columns-spanned="8" table:number-rows-spanned="1">
            <text:p>Renders world grid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CameraSystem</text:p>
          </table:table-cell>
          <table:table-cell table:style-name="ce9" office:value-type="string" calcext:value-type="string" table:number-columns-spanned="8" table:number-rows-spanned="1">
            <text:p>Logic to debug camera (move, zoom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DebugRenderSystem</text:p>
          </table:table-cell>
          <table:table-cell table:style-name="ce9" office:value-type="string" calcext:value-type="string" table:number-columns-spanned="8" table:number-rows-spanned="1">
            <text:p>Logic for rendering debug grapic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PlayerSystem</text:p>
          </table:table-cell>
          <table:table-cell table:style-name="ce9" office:value-type="string" calcext:value-type="string" table:number-columns-spanned="8" table:number-rows-spanned="1">
            <text:p>Logic for moving Playe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MovementSystem</text:p>
          </table:table-cell>
          <table:table-cell table:style-name="ce9" office:value-type="string" calcext:value-type="string" table:number-columns-spanned="8" table:number-rows-spanned="1">
            <text:p>Logic for changing position based on speed (movement)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 table:number-rows-repeated="3">
          <table:table-cell/>
          <table:table-cell table:style-name="ce10" table:number-columns-repeated="8"/>
          <table:table-cell table:number-columns-repeated="1015"/>
        </table:table-row>
        <table:table-row table:style-name="ro2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SYSTEM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table:number-columns-repeated="6"/>
          <table:table-cell table:number-columns-repeated="1013"/>
        </table:table-row>
        <table:table-row table:style-name="ro3">
          <table:table-cell table:style-name="ce6" office:value-type="string" calcext:value-type="string">
            <text:p>GridRenderSystem</text:p>
          </table:table-cell>
          <table:table-cell table:style-name="ce12" table:number-columns-repeated="10"/>
          <table:table-cell table:number-columns-repeated="1013"/>
        </table:table-row>
        <table:table-row table:style-name="ro3">
          <table:table-cell table:style-name="ce6" office:value-type="string" calcext:value-type="string">
            <text:p>DebugCameraSystem</text:p>
          </table:table-cell>
          <table:table-cell table:style-name="ce12" table:number-columns-repeated="10"/>
          <table:table-cell table:number-columns-repeated="1013"/>
        </table:table-row>
        <table:table-row table:style-name="ro6">
          <table:table-cell table:style-name="ce6" office:value-type="string" calcext:value-type="string">
            <text:p>DebugRenderSystem</text:p>
          </table:table-cell>
          <table:table-cell table:style-name="ce13"/>
          <table:table-cell table:style-name="ce12" table:number-columns-repeated="9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System</text:p>
          </table:table-cell>
          <table:table-cell table:style-name="ce12"/>
          <table:table-cell table:style-name="ce15" table:number-columns-repeated="2"/>
          <table:table-cell table:style-name="ce12" table:number-columns-repeated="7"/>
          <table:table-cell table:number-columns-repeated="1013"/>
        </table:table-row>
        <table:table-row table:style-name="ro6">
          <table:table-cell table:style-name="ce6" office:value-type="string" calcext:value-type="string">
            <text:p>MovementSystem</text:p>
          </table:table-cell>
          <table:table-cell table:style-name="ce12"/>
          <table:table-cell table:style-name="ce16"/>
          <table:table-cell table:style-name="ce12"/>
          <table:table-cell table:style-name="ce15"/>
          <table:table-cell table:style-name="ce12" table:number-columns-repeated="6"/>
          <table:table-cell table:number-columns-repeated="1013"/>
        </table:table-row>
        <table:table-row table:style-name="ro3" table:number-rows-repeated="7">
          <table:table-cell table:style-name="ce6"/>
          <table:table-cell table:style-name="ce12" table:number-columns-repeated="10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ENTITY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table:number-columns-repeated="6"/>
          <table:table-cell table:number-columns-repeated="1013"/>
        </table:table-row>
        <table:table-row table:style-name="ro6">
          <table:table-cell table:style-name="ce6" office:value-type="string" calcext:value-type="string">
            <text:p>Player</text:p>
          </table:table-cell>
          <table:table-cell table:style-name="ce14"/>
          <table:table-cell table:style-name="ce15" table:number-columns-repeated="3"/>
          <table:table-cell table:style-name="ce12" table:number-columns-repeated="6"/>
          <table:table-cell table:number-columns-repeated="1013"/>
        </table:table-row>
        <table:table-row table:style-name="ro3" table:number-rows-repeated="2">
          <table:table-cell table:style-name="ce6"/>
          <table:table-cell table:style-name="ce12" table:number-columns-repeated="10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Gut" style:family="table-cell" style:parent-style-name="Default" style:data-style-name="N0">
      <style:table-cell-properties fo:background-color="#c6efce"/>
      <style:text-properties fo:color="#0061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.00.0000</text:date>, <text:time style:data-style-name="N2" text:time-value="08:56:13.6212840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ran</meta:initial-creator>
    <dc:creator>Patric Hollenstein</dc:creator>
    <meta:creation-date>2016-07-27T13:03:03Z</meta:creation-date>
    <dc:date>2018-01-21T08:58:09.966461445</dc:date>
    <meta:editing-cycles>3</meta:editing-cycles>
    <meta:editing-duration>PT5M44S</meta:editing-duration>
    <meta:document-statistic meta:table-count="3" meta:cell-count="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